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text-align="center"/>
      <style:text-properties style:font-name="Times" fo:font-size="11.0pt"/>
    </style:style>
    <style:style style:name="P2" style:family="paragraph" style:parent-style-name="Standard">
      <style:text-properties style:font-name="Times" fo:font-size="12.0pt"/>
    </style:style>
    <style:style style:name="P3" style:family="paragraph" style:parent-style-name="Standard">
      <style:paragraph-properties fo:margin-bottom="0.0972in" fo:line-height="115%"/>
      <style:text-properties style:font-name="Times" fo:font-size="12.0pt"/>
    </style:style>
    <style:style style:name="P4" style:family="paragraph" style:parent-style-name="Standard">
      <style:paragraph-properties fo:margin-bottom="0.0972in" fo:margin-left="0.5000in" fo:text-indent="-0.5000in" fo:line-height="115%">
        <style:tab-stops>
          <style:tab-stop style:position="0.1528in"/>
          <style:tab-stop style:position="0.5000in"/>
        </style:tab-stops>
      </style:paragraph-properties>
      <style:text-properties style:font-name="Times" fo:font-size="12.0pt"/>
    </style:style>
    <style:style style:name="P5" style:family="paragraph" style:parent-style-name="Standard">
      <style:paragraph-properties fo:margin-bottom="0.0972in" fo:line-height="115%">
        <style:tab-stops>
          <style:tab-stop style:position="0.3938in"/>
        </style:tab-stops>
      </style:paragraph-properties>
      <style:text-properties style:font-name="Times" fo:font-size="12.0pt"/>
    </style:style>
    <style:style style:name="P6" style:family="paragraph" style:parent-style-name="Standard">
      <style:paragraph-properties fo:margin-bottom="0.0972in" fo:line-height="115%">
        <style:tab-stops>
          <style:tab-stop style:position="0.3931in"/>
        </style:tab-stops>
      </style:paragraph-properties>
      <style:text-properties style:font-name="Times" fo:font-size="12.0pt"/>
    </style:style>
    <style:style style:name="T1" style:family="text">
      <style:text-properties fo:font-weight="bold" fo:font-weight-asian="bold" fo:font-weight-complex="bold" style:text-underline-style="solid"/>
    </style:style>
    <style:style style:name="T2" style:family="text">
      <style:text-properties fo:font-weight="bold" fo:font-weight-asian="bold" fo:font-weight-complex="bold"/>
    </style:style>
    <style:style style:name="T3" style:family="text">
      <style:text-properties style:text-underline-style="solid"/>
    </style:style>
    <style:style style:name="TableColumn1" style:family="table-column">
      <style:table-column-properties style:column-width="3.4625in" style:rel-column-width="32767*"/>
    </style:style>
    <text:list-style style:name="L1">
      <text:list-level-style-number text:level="1" style:num-suffix=")" style:num-format="a">
        <style:list-level-properties text:space-before="0.25in" text:min-label-width="0.25in"/>
      </text:list-level-style-number>
    </text:list-style>
  </office:automatic-styles>
  <office:body>
    <office:text>
      <text:p text:style-name="P1"><text:span text:style-name="T1">Scénario A : Organisation d’un évènement</text:span></text:p>
      <text:p text:style-name="P1"><text:span text:style-name="T2">Réunion 3 : Planification de l’évènement</text:span></text:p>
      <text:p text:style-name="P1"/>
      <text:p text:style-name="P2"><text:span text:style-name="T1">Objectif de la réunion</text:span><text:span text:style-name="T3"> (~une phrase)</text:span><text:s/>:</text:p>
      <text:p text:style-name="P2">Planifier l’évènement de manière détaillée, attribuer des tâches à chaque individu.</text:p>
      <text:p text:style-name="P2"/>
      <text:p text:style-name="P2"><text:span text:style-name="T1">Ordre du jour</text:span><text:span text:style-name="T3"><text:s/>:</text:span></text:p>
      <text:p text:style-name="P2"/>
      <text:p text:style-name="P2">1. Fixer la date<text:tab/><text:s text:c="8"/></text:p>
      <text:p text:style-name="P2">2. Déterminer le budget</text:p>
      <text:p text:style-name="P2">3.Déterminer les actions à mettre en place pour organiser l’évènement<text:tab/><text:s/></text:p>
      <text:p text:style-name="P2"/>
      <text:p text:style-name="P2"/>
      <text:p text:style-name="P2"><text:span text:style-name="T1">Résumé</text:span><text:span text:style-name="T3"><text:s/>(~8-10 phrases)</text:span><text:s/>:</text:p>
      <text:p text:style-name="P2">Un budget de 200 euros a été alloué pour l’organisation d’un évènement de projection et débat, prévu pour la date du 28 ou du 29 aout. <text:s/>Pour l'organisation de cet événement, les tâches sont divisées comme suit : Émilie s’occupera de la réservation des amphithéâtres et des salles du bâtiment C, ainsi que la déclaration de l'évènement auprès de l'assurance. Elle s’occupera aussi d'accueillir les intervenants le jour J, et avec Lois elles s'occuperont de modérer le débat post visionnage. Sandra prendra en charge trois tâches : Elle s’occupera de réserver les micros la veille de l'événement, elle contactera et communiquera auprès des intervenants deux mois avant le début de l'événement, elle achètera le support vidéo à l'avance et s'occupera de la projection et de la régie le jour J. Pauline se occupera de préparer l'événement en achetant les goblets et les boissons deux semaines à l'avance. Elle s'occupera aussi de l'accueil des invités et du tirage au sort des sujets de débat. Avec Lois elle s'occupera aussi de la préparation de l'affiche et la communication sur les réseaux sociaux. Enfin, toute l'équipe se réunira le jour J pour organiser les tables dans les salles pour les débats et pour modérer les débats. </text:p>
      <text:p text:style-name="P2"/>
      <text:p text:style-name="P2"><text:span text:style-name="T3">Date évènement :</text:span><text:s/>28-29 aout</text:p>
      <text:p text:style-name="P2"/>
      <text:p text:style-name="P2"><text:span text:style-name="T3">Répartition des tâches :</text:span></text:p>
      <text:p text:style-name="P2"/>
      <text:p text:style-name="P3">Tache 1 : Réservation de la salle :</text:p>
      <text:list text:style-name="L1">
        <text:list-item>
          <text:p text:style-name="P4">Réservation de l’amphithéatre guillon et les salles du bâtiment C pour les petits groupes de paroles. Déclaration de l’évènement pour des questions d’assurance et de sécurité</text:p>
        </text:list-item>
        <text:list-item>
          <text:p text:style-name="P4">Date : fin juin</text:p>
        </text:list-item>
        <text:list-item>
          <text:p text:style-name="P4">Responsable : Emilie</text:p>
        </text:list-item>
      </text:list>
      <text:p text:style-name="P3">Tache 2 : Réservation du materiel : </text:p>
      <text:list text:style-name="L1">
        <text:list-item>
          <text:p text:style-name="P4">Réservation de 3 ou 4 micros pour les intervenants.</text:p>
        </text:list-item>
        <text:list-item>
          <text:p text:style-name="P4">Date : La veille</text:p>
        </text:list-item>
        <text:list-item>
          <text:p text:style-name="P4">Responsable : Sandra</text:p>
        </text:list-item>
      </text:list>
      <text:p text:style-name="P3">Tâche 4 : Organisation de la journée</text:p>
      <text:p text:style-name="P3"><text:s text:c="4"/>a)<text:tab/><text:s/>Réorganiser les tables dans les salles pour les débats. </text:p>
      <text:p text:style-name="P3"><text:s text:c="4"/>b)<text:tab/>Date : Le jour j</text:p>
      <text:list text:style-name="L1">
        <text:list-item>
          <text:p text:style-name="P4"><text:s text:c="5"/>c) <text:s text:c="4"/>Responsable : Tout le monde</text:p>
        </text:list-item>
      </text:list>
      <text:p text:style-name="P3">Tâche 5 : Préparation de l’évènement : </text:p>
      <text:list text:style-name="L1">
        <text:list-item>
          <text:p text:style-name="P4">Achat gobelet et boissons en prévision de l’évènement</text:p>
        </text:list-item>
        <text:list-item>
          <text:p text:style-name="P4">Date : mi aout</text:p>
        </text:list-item>
        <text:list-item>
          <text:p text:style-name="P4">Responsable : Pauline</text:p>
        </text:list-item>
      </text:list>
      <text:p text:style-name="P3">Tâche 6 : Contacter les invités : </text:p>
      <text:list text:style-name="L1">
        <text:list-item>
          <text:p text:style-name="P4">Choisir les intervenant, les contacter et communiquer auprès de ces derniers.</text:p>
        </text:list-item>
        <text:list-item>
          <text:p text:style-name="P4">Date : Début juin</text:p>
        </text:list-item>
        <text:list-item>
          <text:p text:style-name="P4">Responsable : Sandra</text:p>
        </text:list-item>
      </text:list>
      <text:p text:style-name="P3">Tâche 7 : La communication : </text:p>
      <text:list text:style-name="L1">
        <text:list-item>
          <text:p text:style-name="P4">Faire les affiches et les visuels pour les réseaux sociaux. Gestion de la communication et des réseaux sociaux, newsletter de la faculté</text:p>
        </text:list-item>
        <text:list-item>
          <text:p text:style-name="P4">Date : mi juillet </text:p>
        </text:list-item>
        <text:list-item>
          <text:p text:style-name="P4">Responsable : Pauline + lois?</text:p>
        </text:list-item>
      </text:list>
      <text:p text:style-name="P3">Tâche 8 : Projection du support vidéos</text:p>
      <text:list text:style-name="L1">
        <text:list-item>
          <text:p text:style-name="P4">Achat de l’épisode pour pouvoir le diffuser, prévoir le cable pour la projection, régie jour j.</text:p>
        </text:list-item>
        <text:list-item>
          <text:p text:style-name="P4">Date : fin juillet + jour j</text:p>
        </text:list-item>
        <text:list-item>
          <text:p text:style-name="P4">Responsable : Sandra</text:p>
        </text:list-item>
      </text:list>
      <text:p text:style-name="P3">Tâche 9 : Modération de l’évènement</text:p>
      <text:list text:style-name="L1">
        <text:list-item>
          <text:p text:style-name="P4">Il faut désigner autant de modérateurs de débat qu’il y a de groupe de parole. En plus d’un modérateur pour les débat post visionnage</text:p>
        </text:list-item>
        <text:list-item>
          <text:p text:style-name="P4">Date : jour j</text:p>
        </text:list-item>
        <text:list-item>
          <text:p text:style-name="P4">Responsable : Tout le monde</text:p>
        </text:list-item>
      </text:list>
      <text:p text:style-name="P5">Tâche 10 : Accueillir le publique</text:p>
      <text:p text:style-name="P5"><text:s text:c="4"/>a)<text:tab/>Accueillir le publique et tirer au sort les sujets débattus.</text:p>
      <text:list text:style-name="L1">
        <text:list-item>
          <text:p text:style-name="P4">Date : jour j</text:p>
        </text:list-item>
        <text:list-item>
          <text:p text:style-name="P4">Responsable : pauline</text:p>
        </text:list-item>
      </text:list>
      <text:p text:style-name="P6">Tâche 101: Accueillir les intervenants</text:p>
      <text:list text:style-name="L1">
        <text:list-item>
          <text:p text:style-name="P4"/>
        </text:list-item>
        <text:list-item>
          <text:p text:style-name="P4">Date : jour j</text:p>
        </text:list-item>
        <text:list-item>
          <text:p text:style-name="P4">Responsable : Émilie</text:p>
        </text:list-item>
      </text:list>
      <text:p text:style-name="P3">Tâche 9 : Modération <text:s/>du débat post visionnage</text:p>
      <text:list text:style-name="L1">
        <text:list-item>
          <text:p text:style-name="P4"/>
        </text:list-item>
        <text:list-item>
          <text:p text:style-name="P4">Date : jour j</text:p>
        </text:list-item>
        <text:list-item>
          <text:p text:style-name="P4">Responsable : Lois et Sandra</text:p>
        </text:list-item>
      </text:list>
      <text:p text:style-name="P3"/>
      <text:p text:style-name="P3"/>
      <text:p text:style-name="P3"><text:span text:style-name="T1">Résumé à haute voix</text:span><text:s/>: fait par un participant de la réunion et transcrit avec LinS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022.6</meta:generator>
  </office:meta>
</office:document-meta>
</file>